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text-properties fo:font-size="20pt" style:font-size-asian="20pt" style:font-size-complex="20pt"/>
    </style:style>
    <style:style style:name="P3" style:family="paragraph" style:parent-style-name="Heading_20_2">
      <style:paragraph-properties fo:break-before="pag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Job Hunter</text:h>
      <text:p text:style-name="P1"/>
      <text:h text:style-name="Heading_20_2" text:outline-level="2">Overview</text:h>
      <text:p text:style-name="Text_20_body">Job hunter is a .NET application that will help people who are looking for employment. The main purpose of Job Hunter is to keep job searches and correspondence organized . This will allow the user to quickly be able to see their Job search History, Keep up with follow-up actions and receive alerts for any recommended job search actions.</text:p>
      <text:list xml:id="list30651879" text:style-name="L1">
        <text:list-header>
          <text:p text:style-name="P4"/>
        </text:list-header>
      </text:list>
      <text:h text:style-name="Heading_20_2" text:outline-level="2">Requirements</text:h>
      <text:p text:style-name="Text_20_body">The following section is a tentative list of items that Job Hunter needs to incorporate in order to be an effective job search tool.</text:p>
      <text:list xml:id="list30645023" text:style-name="L2">
        <text:list-item>
          <text:p text:style-name="P5">Job Hunter must have a Dashboard based user interface. This Dashboard should include a way for the user to pull up the Company that they had submitted applications or resumes to as well as Agencies or recruiters. There should also be a quick to-do check list that notifies the user of recommended actions or follow-ups.</text:p>
        </text:list-item>
        <text:list-item>
          <text:p text:style-name="P5">The Companies and Agencies listing on the dashboard should be represented like a file card box. The user could click on either the company or <text:s/>Agency Box and <text:s/>alphabetized list of names of companies or agencies. <text:s/></text:p>
        </text:list-item>
        <text:list-item>
          <text:p text:style-name="P5">There should be a way for agencies to be linked to companies. This is in the case where a company is introduced to the user through a agency. This will allow the used to be able to keep track of what companies were introduced to the user through an agency.</text:p>
        </text:list-item>
        <text:list-item>
          <text:p text:style-name="P5">There should be a report section that will include reports to help the user track their job search progress. These reports should include a Job search log that can be either a complete history or a more narrowed time span log.</text:p>
        </text:list-item>
        <text:list-item>
          <text:p text:style-name="P5">There should be an admin section where the user can configure application settings. This admin section should also have the ability to store the users resume or other documents that could be emailed to perspective companies<text:line-break/></text:p>
        </text:list-item>
      </text:list>
      <text:h text:style-name="P3" text:outline-level="2">Workflow</text:h>
      <text:p text:style-name="Text_20_body">The main workflow for Job Hunter is based around a Dashboard style design. The Dashboard will include several elements. The selements include the following.</text:p>
      <text:list xml:id="list30648194" text:style-name="L3">
        <text:list-item>
          <text:p text:style-name="P6">A file box style control to hold current companies that resumes were sent to and a file box control that contains agencies that you have interacted with during your job search.</text:p>
        </text:list-item>
        <text:list-item>
          <text:p text:style-name="P6">A to-do List that contains items that need to an action (i.e. follow up with a company or agency, send thank you note, etc...)</text:p>
        </text:list-item>
        <text:list-item>
          <text:p text:style-name="P6">A Calendar control that will allow you to quickly add a scheduled item to the to-do list.</text:p>
        </text:list-item>
      </text:list>
      <text:p text:style-name="Text_20_body"/>
      <text:p text:style-name="Text_20_body">The traditional workflow should be as follows:</text:p>
      <text:p text:style-name="Text_20_body">The first time a user uses Job Hunter they should take a moment to set up their environment. This includes adding a resume and/or cover letter to the system as well as other personal configurations.</text:p>
      <text:p text:style-name="Text_20_body"/>
      <text:p text:style-name="Text_20_body">After the initial set up the user will then be using the dashboard to do most of the tasks. This includes adding companies to the system as well as agencies as they are discovered through the opportunities that they have posted. </text:p>
      <text:p text:style-name="Text_20_body">In the case of an Agency The agency is added to the agency box. If the Agency discloses a possible company that is looking for help then the user should add the company to the company box and link it to the agent (through a field in the form for the company box).</text:p>
      <text:p text:style-name="Text_20_body"/>
      <text:p text:style-name="Text_20_body">Any follow up correspondence should be logged by either picking the company or the agency out of the respective box. There should be a pop up displaying the details as well as several tabs. One of the tabs should be a follow-up. This acts as a log of all interactions with this company or agent. As you follow up you should enter the details of that follow up here. </text:p>
      <text:h text:style-name="Heading_20_2" text:outline-level="2">Data Schema</text:h>
      <text:p text:style-name="Text_20_body">The Database schema will consist of the following Tables.</text:p>
      <text:p text:style-name="Text_20_body">Agencies – Table that contains Agency Information</text:p>
      <text:p text:style-name="Text_20_body">Companies – Tables that contain companies that have been approached. There is id field that will link to the agencies table. This ID field will be null if there is no agency involved with the company.</text:p>
      <text:p text:style-name="Text_20_body">Actions – This table includes all the actions that have taken place for a company. I.E Resume Submission, Interview, Phone Call Etc...(This table could possible be broken into separate tables for specific tasks. (I.E. a table that will contain all Phone call correspondences and another table for Interviews.)</text:p>
      <text:p text:style-name="Text_20_body"/>
      <text:p text:style-name="Text_20_body"><text:line-break/></text:p>
      <text:h text:style-name="P3" text:outline-level="2">Data Schema (Cont.)</text:h>
      <text:p text:style-name="Text_20_body"/>
      <text:h text:style-name="Heading_20_2" text:outline-level="2">Objects</text:h>
      <text:h text:style-name="Heading_20_2" text:outline-level="2">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ean Forant</meta:initial-creator>
    <meta:creation-date>2012-12-01T06:28:20.96</meta:creation-date>
    <dc:date>2012-12-20T11:14:03.88</dc:date>
    <dc:creator>Dean Forant</dc:creator>
    <meta:editing-duration>P1DT3H54M23S</meta:editing-duration>
    <meta:editing-cycles>4</meta:editing-cycles>
    <meta:generator>OpenOffice.org/3.3$Win32 OpenOffice.org_project/330m20$Build-9567</meta:generator>
    <meta:document-statistic meta:table-count="0" meta:image-count="0" meta:object-count="0" meta:page-count="3" meta:paragraph-count="29" meta:word-count="722" meta:character-count="4070"/>
  </office:meta>
</office:document-meta>
</file>